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9ee25" officeooo:paragraph-rsid="0009ee25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bc0bf" officeooo:paragraph-rsid="000bc0bf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1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2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1">
      <style:text-properties style:font-name="Liberation Mono" fo:font-size="10pt" officeooo:rsid="0009ee25" officeooo:paragraph-rsid="0009ee25" style:font-name-asian="Courier New" style:font-size-asian="10pt" style:font-name-complex="Liberation Mono" style:font-size-complex="10pt"/>
    </style:style>
    <style:style style:name="P8" style:family="paragraph" style:parent-style-name="Table_20_Contents" style:list-style-name="L3">
      <style:text-properties style:font-name="Liberation Mono" fo:font-size="10pt" officeooo:rsid="0009ee25" officeooo:paragraph-rsid="0009ee25" style:font-name-asian="Courier New" style:font-size-asian="10pt" style:font-name-complex="Liberation Mono" style:font-size-complex="10pt"/>
    </style:style>
    <style:style style:name="T1" style:family="text">
      <style:text-properties officeooo:rsid="0009ee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4">7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3">Search Web Service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1">Expected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Advanced Web Service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2">The Player Character is able to <text:span text:style-name="T1">search for various entries in the web service</text:span>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2">Player Character cl<text:span text:style-name="T1">icks on the search button in the web service</text:span>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2">Player Character</text:p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4645509344815482744" text:style-name="L1">
              <text:list-item>
                <text:p text:style-name="P5">The Player Character <text:span text:style-name="T1">inserts a string into the search bar</text:span></text:p>
              </text:list-item>
              <text:list-item>
                <text:p text:style-name="P7">The Player Character selects type they are searching for (NPC, Event, Region, or Gods)</text:p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491631980382969129" text:style-name="L2">
              <text:list-item>
                <text:p text:style-name="P6">The web service <text:span text:style-name="T1">displays all entries that match the inputs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2475247373839611602" text:style-name="L3">
              <text:list-item>
                <text:p text:style-name="P8">The Player Character thinks of a name they want to search for</text:p>
              </text:list-item>
              <text:list-item>
                <text:p text:style-name="P8">The Player Character inserts that name into the search bar</text:p>
              </text:list-item>
              <text:list-item>
                <text:p text:style-name="P8">The Player Character selects from a drop down menu the type of entity they are searching for (NPC, Event, Region, or Gods)</text:p>
              </text:list-item>
              <text:list-item>
                <text:p text:style-name="P8">The Player Character clicks the search button</text:p>
              </text:list-item>
              <text:list-item>
                <text:p text:style-name="P8">The Web Service displays entries relating to the type of entity and matching with the name</text:p>
              </text:list-item>
            </text:list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16:49:57.428000000</dc:date>
    <meta:editing-duration>PT47M</meta:editing-duration>
    <meta:editing-cycles>12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8" meta:word-count="163" meta:character-count="908" meta:non-whitespace-character-count="781"/>
  </office:meta>
</office:document-meta>
</file>